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eps" style:family="table">
      <style:table-properties style:width="16.002cm" table:align="margins" style:writing-mode="lr-tb"/>
    </style:style>
    <style:style style:name="Decisionseps.A" style:family="table-column">
      <style:table-column-properties style:column-width="8.001cm" style:rel-column-width="32767*"/>
    </style:style>
    <style:style style:name="Decisionseps.B" style:family="table-column">
      <style:table-column-properties style:column-width="8.001cm" style:rel-column-width="32768*"/>
    </style:style>
    <style:style style:name="Decision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eps.B1" style:family="table-cell">
      <style:table-cell-properties fo:padding="0.097cm" fo:border="0.002cm solid #000000"/>
    </style:style>
    <style:style style:name="Decisionseps.A2" style:family="table-cell">
      <style:table-cell-properties fo:padding="0.097cm" fo:border-left="0.002cm solid #000000" fo:border-right="none" fo:border-top="none" fo:border-bottom="0.002cm solid #000000"/>
    </style:style>
    <style:style style:name="Decisions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1">
      <style:paragraph-properties fo:text-align="center" style:justify-single-word="false" style:writing-mode="lr-tb"/>
      <style:text-properties style:font-name="Arial" fo:font-size="12pt" style:font-name-asian="Arial" style:font-name-complex="Arial" style:font-size-complex="12pt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/>
      <style:text-properties fo:font-size="11pt" fo:font-weight="bold"/>
    </style:style>
    <style:style style:name="P12" style:family="paragraph" style:parent-style-name="header">
      <style:paragraph-properties style:writing-mode="lr-tb"/>
      <style:text-properties fo:font-size="11pt" fo:font-weight="bold" style:font-size-complex="11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4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9.525cm"/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6" style:family="paragraph" style:parent-style-name="header">
      <style:paragraph-properties style:writing-mode="lr-tb"/>
      <style:text-properties fo:font-size="11pt" style:font-size-complex="11pt"/>
    </style:style>
    <style:style style:name="P17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8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9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20" style:family="paragraph" style:parent-style-name="footer">
      <style:paragraph-properties style:writing-mode="lr-tb">
        <style:tab-stops/>
      </style:paragraph-properties>
    </style:style>
    <style:style style:name="P21" style:family="paragraph" style:parent-style-name="WW-header">
      <style:paragraph-properties style:writing-mode="lr-tb"/>
    </style:style>
    <style:style style:name="P22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502cm" style:type="center"/>
          <style:tab-stop style:position="16.002cm" style:type="right"/>
        </style:tab-stops>
      </style:paragraph-properties>
    </style:style>
    <style:style style:name="P23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24" style:family="paragraph" style:parent-style-name="Standard">
      <style:paragraph-properties fo:margin-left="7.493cm" fo:margin-right="0cm" fo:text-indent="1.249cm" style:auto-text-indent="false" style:writing-mode="lr-tb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6" style:family="paragraph" style:parent-style-name="Standard">
      <style:paragraph-properties fo:margin-left="0.635cm" fo:margin-right="0cm" fo:text-indent="-0.635cm" style:auto-text-indent="false" style:writing-mode="lr-tb">
        <style:tab-stops>
          <style:tab-stop style:position="-0.533cm"/>
          <style:tab-stop style:position="-0.025cm"/>
          <style:tab-stop style:position="0cm"/>
        </style:tab-stops>
      </style:paragraph-properties>
    </style:style>
    <style:style style:name="P27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Standard" style:list-style-name="RTF_5f_Num_20_2">
      <style:paragraph-properties fo:margin-left="0.635cm" fo:margin-right="0cm" fo:text-indent="-0.635cm" style:auto-text-indent="false" style:writing-mode="lr-tb">
        <style:tab-stops/>
      </style:paragraph-properties>
    </style:style>
    <style:style style:name="P30" style:family="paragraph" style:parent-style-name="Standard" style:list-style-name="RTF_5f_Num_20_2">
      <style:paragraph-properties fo:margin-left="0.635cm" fo:margin-right="0cm" fo:text-indent="-0.635cm" style:auto-text-indent="false" style:writing-mode="lr-tb">
        <style:tab-stops/>
      </style:paragraph-properties>
      <style:text-properties style:language-asian="zh" style:country-asian="CN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33" style:family="paragraph" style:parent-style-name="Standard">
      <style:paragraph-properties fo:text-align="justify" style:justify-single-word="false" style:writing-mode="lr-tb"/>
    </style:style>
    <style:style style:name="P34" style:family="paragraph" style:parent-style-name="Standard">
      <style:paragraph-properties fo:margin-left="0.064cm" fo:margin-right="0cm" fo:text-align="justify" style:justify-single-word="false" fo:text-indent="-0.025cm" style:auto-text-indent="false" style:writing-mode="lr-tb">
        <style:tab-stops>
          <style:tab-stop style:position="-3.501cm"/>
          <style:tab-stop style:position="0cm"/>
        </style:tab-stops>
      </style:paragraph-properties>
      <style:text-properties officeooo:paragraph-rsid="002113bf"/>
    </style:style>
    <style:style style:name="P35" style:family="paragraph" style:parent-style-name="Standard">
      <style:paragraph-properties fo:margin-left="0cm" fo:margin-right="0cm" fo:text-align="justify" style:justify-single-word="false" fo:text-indent="1.244cm" style:auto-text-indent="false" style:writing-mode="lr-tb"/>
    </style:style>
    <style:style style:name="P36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P37" style:family="paragraph" style:parent-style-name="Table_20_Heading">
      <style:text-properties officeooo:rsid="0013cf94" officeooo:paragraph-rsid="0013cf94"/>
    </style:style>
    <style:style style:name="T1" style:family="text">
      <style:text-properties fo:font-size="11pt"/>
    </style:style>
    <style:style style:name="T2" style:family="text">
      <style:text-properties fo:font-size="11pt" style:font-size-complex="11pt"/>
    </style:style>
    <style:style style:name="T3" style:family="text">
      <style:text-properties fo:font-size="11pt" fo:font-weight="bold" style:font-size-complex="11pt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complex="bold"/>
    </style:style>
    <style:style style:name="T6" style:family="text">
      <style:text-properties style:font-name="Times New Roman" fo:font-size="10pt" fo:language="fr" fo:country="FR" fo:font-style="normal" fo:font-weight="normal"/>
    </style:style>
    <style:style style:name="T7" style:family="text">
      <style:text-properties style:font-size-complex="11pt"/>
    </style:style>
    <style:style style:name="T8" style:family="text">
      <style:text-properties officeooo:rsid="002113bf" style:font-size-complex="11pt"/>
    </style:style>
    <style:style style:name="T9" style:family="text">
      <style:text-properties style:font-weight-complex="bold"/>
    </style:style>
    <style:style style:name="T10" style:family="text">
      <style:text-properties officeooo:rsid="002113bf"/>
    </style:style>
    <style:style style:name="T11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</text:user-field-decls>
      <text:p text:style-name="P36"><text:user-field-get text:name="structurereferente_lib_struc"/></text:p>
      <text:p text:style-name="P10"><text:user-field-get text:name="structurereferente_num_voie"/> <text:user-field-get text:name="structurereferente_type_voie"/> <text:user-field-get text:name="structurereferente_nom_voie"/></text:p>
      <text:p text:style-name="P10"><text:user-field-get text:name="structurereferente_code_postal"/> <text:user-field-get text:name="structurereferente_ville"/></text:p>
      <text:p text:style-name="P10"/>
      <text:p text:style-name="P10"/>
      <text:p text:style-name="P10"/>
      <text:p text:style-name="P12">Responsable :</text:p>
      <text:p text:style-name="P12">Anne LLOVERAS</text:p>
      <text:p text:style-name="P11">Coordonnateur Technique</text:p>
      <text:p text:style-name="P16"/>
      <text:p text:style-name="P13">Secrétariat : 04.68.64.71.51 ou 04.68.64.71.53</text:p>
      <text:p text:style-name="P20"/>
      <text:p text:style-name="P1"/>
      <text:p text:style-name="P24">A Rivesaltes, le 25 octobre 2010</text:p>
      <text:p text:style-name="P18"/>
      <text:p text:style-name="P13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2"><text:tab/></text:span>PROCES VERBAL DE SEANCE DU 22 octobre 2010</text:h>
      <text:h text:style-name="P6" text:outline-level="1"><text:s text:c="10"/>Equipe Pluridisciplinaire Locale </text:h>
      <text:p text:style-name="P14"><text:s/></text:p>
      <text:p text:style-name="P15"><text:tab/> <text:s text:c="5"/></text:p>
      <text:p text:style-name="P17"><text:tab/><text:span text:style-name="T5"> <text:s text:c="2"/></text:span></text:p>
      <text:p text:style-name="P19"/>
      <text:p text:style-name="P27"><text:tab/></text:p>
      <text:p text:style-name="P2"/>
      <text:p text:style-name="P25">Le 22 octobre 2010, à 9h00, l'Equipe Pluridisciplinaire Locale s’est réunie à la Maison Sociale de Proximité AGLY, en vue de procéder selon l’ordre du jour,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1"/>
      <text:p text:style-name="P31"><text:s/>Etaient présentes, </text:p>
      <text:section text:style-name="Sect1" text:name="Presences_present">
        <text:p text:style-name="P32"><text:span text:style-name="T10">- </text:span><text:user-field-get text:name="membreep_qual"/> <text:user-field-get text:name="membreep_nom"/> <text:user-field-get text:name="membreep_prenom"/>, <text:user-field-get text:name="membreep_fonctionmembreep_name"/></text:p>
      </text:section>
      <text:p text:style-name="P32"/>
      <text:p text:style-name="P35"><text:span text:style-name="T5">Etait excusée,</text:span></text:p>
      <text:section text:style-name="Sect1" text:name="Presences_excuse">
        <text:p text:style-name="P34"><text:span text:style-name="T10">- </text:span><text:span text:style-name="T10"><text:user-field-get text:name="membreep_qual"/></text:span><text:span text:style-name="T10"> </text:span><text:span text:style-name="T10"><text:user-field-get text:name="membreep_nom"/></text:span><text:span text:style-name="T10"> </text:span><text:span text:style-name="T10"><text:user-field-get text:name="membreep_prenom"/></text:span><text:span text:style-name="T10">, </text:span><text:span text:style-name="T10"><text:user-field-get text:name="membreep_fonctionmembreep_name"/></text:span></text:p>
      </text:section>
      <text:p text:style-name="P1"/>
      <text:p text:style-name="P5">LES PROPOSITIONS SONT LES SUIVANTES :</text:p>
      <text:p text:style-name="P4"/>
      <table:table table:name="Decisionseps" table:style-name="Decisionseps">
        <table:table-column table:style-name="Decisionseps.A"/>
        <table:table-column table:style-name="Decisionseps.B"/>
        <table:table-header-rows>
          <table:table-row>
            <table:table-cell table:style-name="Decisionseps.A1" office:value-type="string">
              <text:p text:style-name="P37">Nom</text:p>
            </table:table-cell>
            <table:table-cell table:style-name="Decisionseps.B1" office:value-type="string">
              <text:p text:style-name="P37">Avis</text:p>
            </table:table-cell>
          </table:table-row>
        </table:table-header-rows>
        <table:table-row>
          <table:table-cell table:style-name="Decisionseps.A2" office:value-type="string">
            <text:p text:style-name="P28"><text:user-field-get text:name="personne_nom"/> <text:user-field-get text:name="personne_prenom"/></text:p>
          </table:table-cell>
          <table:table-cell table:style-name="Decisionseps.B2" office:value-type="string">
            <text:p text:style-name="P28"><text:user-field-get text:name="decisionnonrespectsanctionep93_decision"/><text:user-field-get text:name="nvsrepreorientsr93_decision"/></text:p>
          </table:table-cell>
        </table:table-row>
      </table:table>
      <text:p text:style-name="P5"/>
      <text:p text:style-name="P1"/>
      <text:p text:style-name="P22">L'ordre du jour étant épuisé, Madame Anne LLOVERAS, Coordonnateur Technique, a levé la séance à 12 heures 30. </text:p>
      <text:p text:style-name="P21"/>
      <text:p text:style-name="P21"/>
      <text:p text:style-name="P21"/>
      <text:p text:style-name="P21"/>
      <text:p text:style-name="P21"/>
      <text:p text:style-name="P23"><text:tab/><text:tab/> <text:s text:c="28"/>Le Coordonnateur Technique,</text:p>
      <text:p text:style-name="P21"><text:soft-page-break/></text:p>
      <text:p text:style-name="P21"/>
      <text:p text:style-name="P21"><text:s text:c="86"/><text:span text:style-name="T6">Anne LLOV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OpenOffice.org/3.2$Linux OpenOffice.org_project/320m19$Build-9505</meta:generator>
    <dc:date>2011-02-08T12:03:15</dc:date>
    <dc:creator>Christian Buffin</dc:creator>
    <meta:editing-duration>PT07H48M28S</meta:editing-duration>
    <meta:editing-cycles>30</meta:editing-cycles>
    <meta:document-statistic meta:table-count="1" meta:image-count="0" meta:object-count="0" meta:page-count="2" meta:paragraph-count="28" meta:word-count="121" meta:character-count="943"/>
  </office:meta>
</office:document-meta>
</file>